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11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pitch="variable" fo:text-shadow="1pt 1pt"/>
    </style:style>
    <style:style style:name="P3" style:family="paragraph">
      <style:text-properties fo:font-family="'Arial Black'" style:font-pitch="variable"/>
    </style:style>
    <style:style style:name="T1" style:family="text">
      <style:text-properties fo:font-family="'Arial Black'" style:font-pitch="variable" fo:text-shadow="1pt 1pt"/>
    </style:style>
    <style:style style:name="T2" style:family="text">
      <style:text-properties fo:font-family="'Arial Black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429cm" svg:x="1.254cm" svg:y="4.429cm">
          <text:p text:style-name="P1">Disk</text:p>
          <text:p text:style-name="P1">Size: 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683cm" svg:y1="6.08cm" svg:x2="7.604cm" svg:y2="6.08cm">
          <text:p/>
        </draw:line>
        <draw:frame draw:style-name="gr3" draw:layer="layout" svg:width="3.048cm" svg:height="2.794cm" svg:x="4.683cm" svg:y="6.207cm">
          <draw:text-box>
            <text:p>Millions of cycles</text:p>
          </draw:text-box>
        </draw:frame>
        <draw:custom-shape draw:style-name="gr4" draw:text-style-name="P1" draw:layer="layout" svg:width="8.763cm" svg:height="8.128cm" svg:x="14.589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59cm" svg:height="4.953cm" svg:x="20.077cm" svg:y="4.17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192cm" svg:height="1.145cm" svg:x="15.509cm" svg:y="1.506cm">
          <draw:text-box>
            <text:p text:style-name="P2"><text:span text:style-name="T1">Processor (CPU)</text:span></text:p>
          </draw:text-box>
        </draw:frame>
        <draw:custom-shape draw:style-name="gr7" draw:text-style-name="P1" draw:layer="layout" svg:width="3.937cm" svg:height="8.128cm" svg:x="7.731cm" svg:y="2.397cm">
          <text:p text:style-name="P1">Main Memory</text:p>
          <text:p text:style-name="P1">(RAM)</text:p>
          <text:p text:style-name="P1"/>
          <text:p text:style-name="P1">Size: 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937cm" svg:height="6.096cm" svg:x="14.626cm" svg:y="3.286cm">
          <text:p text:style-name="P1">Cache</text:p>
          <text:p text:style-name="P1"/>
          <text:p text:style-name="P1">Size: KB-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686cm" svg:height="3.095cm" svg:x="20.031cm" svg:y="4.937cm">
          <draw:text-box>
            <text:p>Ctrl unit</text:p>
            <text:p>ALU</text:p>
            <text:p>FPU</text:p>
            <text:p>Etc...</text:p>
          </draw:text-box>
        </draw:frame>
        <draw:line draw:style-name="gr2" draw:text-style-name="P1" draw:layer="layout" svg:x1="11.795cm" svg:y1="6.334cm" svg:x2="14.081cm" svg:y2="6.334cm">
          <text:p/>
        </draw:line>
        <draw:frame draw:style-name="gr9" draw:layer="layout" svg:width="3.211cm" svg:height="1.673cm" svg:x="11.759cm" svg:y="6.715cm">
          <draw:text-box>
            <text:p>100's of</text:p>
            <text:p>cycles</text:p>
          </draw:text-box>
        </draw:frame>
        <draw:line draw:style-name="gr2" draw:text-style-name="P1" draw:layer="layout" svg:x1="18.653cm" svg:y1="6.334cm" svg:x2="20.177cm" svg:y2="6.334cm">
          <text:p/>
        </draw:line>
        <draw:frame draw:style-name="gr6" draw:layer="layout" svg:width="2.263cm" svg:height="1.673cm" svg:x="18.549cm" svg:y="6.82cm">
          <draw:text-box>
            <text:p>3-30</text:p>
            <text:p>cycles</text:p>
          </draw:text-box>
        </draw:frame>
        <draw:frame draw:style-name="gr6" draw:text-style-name="P3" draw:layer="layout" svg:width="4.392cm" svg:height="1.145cm" svg:x="19.214cm" svg:y="3.157cm">
          <draw:text-box>
            <text:p text:style-name="P3"><text:span text:style-name="T2">CPU “core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Langmore</meta:initial-creator>
    <meta:creation-date>2013-06-02T18:27:12</meta:creation-date>
    <dc:date>2013-06-02T23:17:13</dc:date>
    <dc:creator>Ian Langmore</dc:creator>
    <meta:editing-duration>PT4H19M41S</meta:editing-duration>
    <meta:editing-cycles>3</meta:editing-cycles>
    <meta:generator>LibreOffice/4.0.2.2$Linux_X86_64 LibreOffice_project/400m0$Build-2</meta:generator>
    <meta:document-statistic meta:object-count="14"/>
  </office:meta>
</office:document-meta>
</file>